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 style:family="graphic" style:parent-style-name="standard">
      <style:graphic-properties draw:stroke="solid" draw:stroke-dash="Fine_20_Dashed" svg:stroke-width="0.102cm" svg:stroke-color="#c0c0c0"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fo:min-height="0.833cm"/>
    </style:style>
    <style:style style:name="gr4" style:family="graphic" style:parent-style-name="standard">
      <style:graphic-properties draw:stroke="none" svg:stroke-color="#000000" draw:fill="none" draw:fill-color="#ffffff" fo:min-height="0.955cm"/>
    </style:style>
    <style:style style:name="gr5" style:family="graphic" style:parent-style-name="standard">
      <style:graphic-properties svg:stroke-width="0.051cm" draw:marker-start="Symmetric_20_Arrow" draw:marker-start-width="0.276cm" draw:marker-end="Symmetric_20_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682cm" fo:min-width="3.325cm"/>
    </style:style>
    <style:style style:name="gr7" style:family="graphic" style:parent-style-name="standard">
      <style:graphic-properties draw:stroke="none" svg:stroke-color="#000000" draw:fill="none" draw:fill-color="#ffffff" fo:min-height="0.553cm" fo:padding-top="0cm" fo:padding-bottom="0cm" fo:padding-left="0cm" fo:padding-right="0cm"/>
    </style:style>
    <style:style style:name="gr8" style:family="graphic" style:parent-style-name="standard">
      <style:graphic-properties draw:stroke="none" svg:stroke-color="#000000" draw:fill="none" draw:fill-color="#ffffff" fo:min-height="0.553cm"/>
    </style:style>
    <style:style style:name="gr9"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10" style:family="graphic" style:parent-style-name="standard">
      <style:graphic-properties svg:stroke-width="0.051cm" svg:stroke-color="#000000" draw:marker-start-width="0.276cm" draw:marker-end-width="0.276cm" draw:textarea-horizontal-align="center" draw:textarea-vertical-align="middle" fo:padding-top="0.15cm" fo:padding-bottom="0.15cm" fo:padding-left="0.275cm" fo:padding-right="0.275cm"/>
    </style:style>
    <style:style style:name="gr11"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8pt" fo:font-weight="normal" style:font-size-asian="18pt" style:font-weight-asian="normal" style:font-size-complex="18pt" style:font-weight-complex="normal"/>
    </style:style>
    <style:style style:name="P3" style:family="paragraph">
      <style:text-properties fo:font-size="18pt" style:font-size-asian="18pt" style:font-size-complex="18pt"/>
    </style:style>
    <style:style style:name="P4" style:family="paragraph">
      <style:paragraph-properties fo:text-align="center"/>
      <style:text-properties fo:font-size="18pt" fo:font-style="italic" style:font-size-asian="18pt" style:font-style-asian="italic" style:font-size-complex="18pt" style:font-style-complex="italic"/>
    </style:style>
    <style:style style:name="P5" style:family="paragraph">
      <style:paragraph-properties fo:text-align="center"/>
      <style:text-properties fo:font-size="18pt" fo:font-style="normal" style:font-size-asian="18pt" style:font-style-asian="normal" style:font-size-complex="18pt" style:font-style-complex="normal"/>
    </style:style>
    <style:style style:name="P6" style:family="paragraph">
      <style:text-properties fo:font-style="italic" style:font-style-asian="italic" style:font-style-complex="italic"/>
    </style:style>
    <style:style style:name="P7" style:family="paragraph">
      <style:paragraph-properties fo:text-align="center"/>
      <style:text-properties fo:font-size="18pt" style:font-size-asian="18pt" style:font-size-complex="18pt"/>
    </style:style>
    <style:style style:name="T1" style:family="text">
      <style:text-properties style:text-position="0% 100%" fo:font-family="Arial" style:font-style-name="Normal" style:font-family-generic="swiss" style:font-pitch="variable" fo:font-size="18pt" fo:font-style="italic" fo:font-weight="normal" style:font-family-asian="Arial" style:font-style-name-asian="Normal" style:font-family-generic-asian="swiss" style:font-pitch-asian="variable" style:font-size-asian="18pt" style:font-style-asian="italic" style:font-weight-asian="normal" style:font-family-complex="Arial" style:font-style-name-complex="Normal" style:font-family-generic-complex="swiss" style:font-pitch-complex="variable" style:font-size-complex="18pt" style:font-style-complex="italic" style:font-weight-complex="normal"/>
    </style:style>
    <style:style style:name="T2" style:family="text">
      <style:text-properties style:text-position="sub 58%"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family="Arial" style:font-style-name="Normal" style:font-family-generic="swiss" style:font-pitch="variable" fo:font-size="18pt" fo:font-style="italic" style:font-family-asian="Arial" style:font-style-name-asian="Normal" style:font-family-generic-asian="swiss" style:font-pitch-asian="variable" style:font-size-asian="18pt" style:font-style-asian="italic" style:font-family-complex="Arial" style:font-style-name-complex="Normal" style:font-family-generic-complex="swiss" style:font-pitch-complex="variable" style:font-size-complex="18pt" style:font-style-complex="italic"/>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7" style:family="text">
      <style:text-properties style:text-position="sub 58%" fo:font-size="18pt" fo:font-style="italic" style:font-size-asian="18pt" style:font-style-asian="italic" style:font-size-complex="18pt" style:font-style-complex="italic"/>
    </style:style>
    <style:style style:name="T8" style:family="text">
      <style:text-properties fo:font-size="18pt" fo:font-style="normal" style:font-size-asian="18pt" style:font-style-asian="normal" style:font-size-complex="18pt" style:font-style-complex="normal"/>
    </style:style>
    <style:style style:name="T9" style:family="text">
      <style:text-properties fo:font-family="Arial" style:font-style-name="Normal" style:font-family-generic="swiss" style:font-pitch="variable" fo:font-size="18pt" fo:font-style="normal" style:font-family-asian="Arial" style:font-style-name-asian="Normal" style:font-family-generic-asian="swiss" style:font-pitch-asian="variable" style:font-size-asian="18pt" style:font-style-asian="normal" style:font-family-complex="Arial" style:font-style-name-complex="Normal" style:font-family-generic-complex="swiss" style:font-pitch-complex="variable" style:font-size-complex="18pt" style:font-style-complex="normal"/>
    </style:style>
    <style:style style:name="T10" style:family="text">
      <style:text-properties fo:font-style="italic"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33% 58%"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775cm" svg:y1="8.905cm" svg:x2="9.582cm" svg:y2="8.905cm">
          <text:p/>
        </draw:line>
        <draw:g>
          <draw:line draw:style-name="gr2" draw:text-style-name="P1" draw:layer="layout" svg:x1="5.038cm" svg:y1="1.049cm" svg:x2="5.038cm" svg:y2="8.832cm">
            <text:p/>
          </draw:line>
          <draw:line draw:style-name="gr2" draw:text-style-name="P1" draw:layer="layout" svg:x1="7.925cm" svg:y1="1.049cm" svg:x2="7.925cm" svg:y2="8.832cm">
            <text:p/>
          </draw:line>
        </draw:g>
        <draw:frame draw:style-name="gr3" draw:text-style-name="P2" draw:layer="layout" svg:width="1.13cm" svg:height="1.171cm" svg:x="4.246cm" svg:y="8.773cm">
          <draw:text-box>
            <text:p><text:span text:style-name="T1">ν</text:span><text:span text:style-name="T2">A</text:span></text:p>
          </draw:text-box>
        </draw:frame>
        <draw:frame draw:style-name="gr4" draw:text-style-name="P2" draw:layer="layout" svg:width="1.13cm" svg:height="1.205cm" svg:x="7.744cm" svg:y="8.774cm">
          <draw:text-box>
            <text:p><text:span text:style-name="T1">ν</text:span><text:span text:style-name="T2">B</text:span></text:p>
          </draw:text-box>
        </draw:frame>
        <draw:line draw:style-name="gr5" draw:text-style-name="P1" draw:layer="layout" svg:x1="5.08cm" svg:y1="9.513cm" svg:x2="7.818cm" svg:y2="9.513cm">
          <text:p/>
        </draw:line>
        <draw:frame draw:style-name="gr6" draw:text-style-name="P3" draw:layer="layout" svg:width="3.982cm" svg:height="0.962cm" svg:x="4.571cm" svg:y="9.833cm">
          <draw:text-box>
            <text:p><text:span text:style-name="T3">Δν</text:span><text:span text:style-name="T4"> = 100 Hz</text:span></text:p>
          </draw:text-box>
        </draw:frame>
        <draw:frame draw:style-name="gr7" draw:text-style-name="P4" draw:layer="layout" svg:width="2.987cm" svg:height="2.343cm" svg:x="0.157cm" svg:y="5.789cm">
          <draw:text-box>
            <text:p text:style-name="P1"><text:span text:style-name="T5">Fast </text:span><text:span text:style-name="T6">exchange</text:span></text:p>
            <text:p text:style-name="P1"><text:span text:style-name="T5">k</text:span><text:span text:style-name="T7">ex</text:span><text:span text:style-name="T8"> &gt;&gt; |</text:span><text:span text:style-name="T3">Δν</text:span><text:span text:style-name="T8">|</text:span></text:p>
          </draw:text-box>
        </draw:frame>
        <draw:frame draw:style-name="gr7" draw:text-style-name="P4" draw:layer="layout" svg:width="3.746cm" svg:height="2.343cm" svg:x="0cm" svg:y="0cm">
          <draw:text-box>
            <text:p text:style-name="P1"><text:span text:style-name="T5">Intermediate </text:span><text:span text:style-name="T6">exchange</text:span></text:p>
            <text:p text:style-name="P1"><text:span text:style-name="T5">k</text:span><text:span text:style-name="T7">ex</text:span><text:span text:style-name="T8"> </text:span><text:span text:style-name="T9">≈</text:span><text:span text:style-name="T8"> |</text:span><text:span text:style-name="T3">Δν</text:span><text:span text:style-name="T8">|</text:span></text:p>
          </draw:text-box>
        </draw:frame>
        <draw:frame draw:style-name="gr8" draw:text-style-name="P5" draw:layer="layout" svg:width="3.536cm" svg:height="1.171cm" svg:x="1.304cm" svg:y="9.252cm">
          <draw:text-box>
            <text:p text:style-name="P1"><text:span text:style-name="T5">P</text:span><text:span text:style-name="T7">A</text:span><text:span text:style-name="T8"> = 75%</text:span></text:p>
          </draw:text-box>
        </draw:frame>
        <draw:frame draw:style-name="gr8" draw:text-style-name="P5" draw:layer="layout" svg:width="3.502cm" svg:height="1.171cm" svg:x="8.385cm" svg:y="9.252cm">
          <draw:text-box>
            <text:p text:style-name="P1"><text:span text:style-name="T5">P</text:span><text:span text:style-name="T7">B</text:span><text:span text:style-name="T8"> = 25%</text:span></text:p>
          </draw:text-box>
        </draw:frame>
        <draw:frame draw:style-name="gr9" draw:text-style-name="P6" draw:layer="layout" svg:width="3.793cm" svg:height="1.212cm" svg:x="8.686cm" svg:y="0.122cm">
          <draw:text-box>
            <text:p><text:span text:style-name="T10">k</text:span><text:span text:style-name="T11">ex</text:span><text:span text:style-name="T10"> = k</text:span><text:span text:style-name="T11">A</text:span><text:span text:style-name="T10"> + k</text:span><text:span text:style-name="T11">B</text:span></text:p>
          </draw:text-box>
        </draw:frame>
        <draw:line draw:style-name="gr10" draw:text-style-name="P1" draw:layer="layout" svg:x1="9.008cm" svg:y1="1.378cm" svg:x2="12.252cm" svg:y2="1.378cm">
          <text:p/>
        </draw:line>
        <draw:frame draw:style-name="gr8" draw:text-style-name="P7" draw:layer="layout" svg:width="3.011cm" svg:height="0.962cm" svg:x="9.397cm" svg:y="1.324cm">
          <draw:text-box>
            <text:p text:style-name="P1"><text:span text:style-name="T4">10</text:span><text:span text:style-name="T12">2</text:span><text:span text:style-name="T4"> /sec</text:span></text:p>
          </draw:text-box>
        </draw:frame>
        <draw:frame draw:style-name="gr8" draw:text-style-name="P7" draw:layer="layout" svg:width="2.879cm" svg:height="0.962cm" svg:x="9.463cm" svg:y="2.188cm">
          <draw:text-box>
            <text:p text:style-name="P1"><text:span text:style-name="T4">10</text:span><text:span text:style-name="T12">3</text:span><text:span text:style-name="T4"> /sec</text:span></text:p>
          </draw:text-box>
        </draw:frame>
        <draw:frame draw:style-name="gr8" draw:text-style-name="P7" draw:layer="layout" svg:width="2.879cm" svg:height="0.962cm" svg:x="9.463cm" svg:y="4.205cm">
          <draw:text-box>
            <text:p text:style-name="P1"><text:span text:style-name="T4">10</text:span><text:span text:style-name="T12">4</text:span><text:span text:style-name="T4"> /sec</text:span></text:p>
          </draw:text-box>
        </draw:frame>
        <draw:frame draw:style-name="gr8" draw:text-style-name="P7" draw:layer="layout" svg:width="2.879cm" svg:height="0.962cm" svg:x="9.463cm" svg:y="8.108cm">
          <draw:text-box>
            <text:p text:style-name="P1"><text:span text:style-name="T4">10</text:span><text:span text:style-name="T12">5</text:span><text:span text:style-name="T4"> /sec</text:span></text:p>
          </draw:text-box>
        </draw:frame>
        <draw:path draw:style-name="gr11" draw:text-style-name="P1" draw:layer="layout" svg:width="5.553cm" svg:height="0.802cm" svg:x="3.645cm" svg:y="0.894cm" svg:viewBox="0 0 5554 803" svg:d="m0 800c84-10 502 2 579-6 79-8 317-13 373-32 51-13 187-87 222-134 41-60 89-142 121-203 28-66 47-149 70-219 18-76 53-181 85-206 31 29 57 108 76 184 16 70 63 183 83 248 35 73 85 142 120 187 51 35 189 91 241 98 80 19 364 48 541 69 205 0 679-7 856-7 234-21 405-27 495-35 101-11 234-50 390-50 191 7 304 52 386 68 67 12 232 34 330 38 108 6 586 0 586 0">
          <text:p/>
        </draw:path>
        <draw:path draw:style-name="gr11" draw:text-style-name="P1" draw:layer="layout" svg:width="5.553cm" svg:height="0.484cm" svg:x="3.645cm" svg:y="2.039cm" svg:viewBox="0 0 5554 485" svg:d="m0 484c98 1 514-15 577-24 86 0 524-35 594-42 63-12 298-50 352-82 60-22 199-108 241-143 44-38 216-190 267-193 47 3 222 136 257 181 51 35 161 104 212 126 73 23 206 64 273 83 44 9 533 54 593 54 92 9 387 13 482 16 83 6 695 16 793 16 67 12 913 8 913 8">
          <text:p/>
        </draw:path>
        <draw:path draw:style-name="gr11" draw:text-style-name="P1" draw:layer="layout" svg:width="5.578cm" svg:height="2.2cm" svg:x="3.638cm" svg:y="2.497cm" svg:viewBox="0 0 5579 2201" svg:d="m0 2201c84-10 1264-2 1332-4 94 2 368-28 417-49 69-30 126-67 164-124 36-48 80-155 91-216 8-63 55-336 59-406 5-73 38-811 39-871 10-76 13-457 46-531 28 60 34 465 42 527-4 53 36 785 43 870 13 77 43 312 59 398 16 85 79 218 120 266 54 34 97 72 158 85 54 16 138 23 208 35 69 22 2801 20 2801 20">
          <text:p/>
        </draw:path>
        <draw:path draw:style-name="gr11" draw:text-style-name="P1" draw:layer="layout" svg:width="5.578cm" svg:height="3.923cm" svg:x="3.639cm" svg:y="4.636cm" svg:viewBox="0 0 5579 3924" svg:d="m0 3924c84-10 1264-2 1332-4 94 2 393-18 442-39 69-30 143-54 181-111 36-48 70-189 81-250 8-63 36-311 40-381 5-73 25-825 26-885 10-69 16-2155 39-2254 23 93 41 2188 49 2250-4 53 29 811 29 880 9 88 25 310 41 396 16 85 61 224 102 272 54 34 132 76 193 89 54 16 153 5 223 17 69 22 2801 20 2801 2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0.79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4-13T13:03:00</meta:creation-date>
    <dc:date>2010-08-31T10:35:11</dc:date>
    <meta:editing-duration>PT01H51M08S</meta:editing-duration>
    <meta:editing-cycles>85</meta:editing-cycles>
    <meta:generator>OpenOffice.org/3.2$Unix OpenOffice.org_project/320m12$Build-9483</meta:generator>
    <dc:creator>Ian Kleckner</dc:creator>
    <meta:document-statistic meta:object-count="22"/>
    <meta:user-defined meta:name="Info 1"/>
    <meta:user-defined meta:name="Info 2"/>
    <meta:user-defined meta:name="Info 3"/>
    <meta:user-defined meta:name="Info 4"/>
  </office:meta>
</office:document-meta>
</file>